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5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pandana </text:p>
          </table:table-cell>
          <table:table-cell office:value-type="string" calcext:value-type="string">
            <text:p>Credit Access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As on Q3FY2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 of Shares (Crs)</text:p>
          </table:table-cell>
          <table:table-cell table:formula="of:=ROUND([.B5]/[.B6]; 2)" office:value-type="float" office:value="6.43" calcext:value-type="float">
            <text:p>6.43</text:p>
          </table:table-cell>
          <table:table-cell table:formula="of:=ROUND([.C5]/[.C6]; 2)" office:value-type="float" office:value="14.39" calcext:value-type="float">
            <text:p>14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rent Market Cap (Crs)</text:p>
          </table:table-cell>
          <table:table-cell office:value-type="float" office:value="6860" calcext:value-type="float">
            <text:p>6860</text:p>
          </table:table-cell>
          <table:table-cell office:value-type="float" office:value="11473" calcext:value-type="float">
            <text:p>11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067" calcext:value-type="float">
            <text:p>1067</text:p>
          </table:table-cell>
          <table:table-cell office:value-type="float" office:value="797.3" calcext:value-type="float">
            <text:p>797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Borrowings</text:p>
          </table:table-cell>
          <table:table-cell office:value-type="float" office:value="2951.1" calcext:value-type="float">
            <text:p>2951.1</text:p>
          </table:table-cell>
          <table:table-cell table:formula="of:=584+5822.6" office:value-type="float" office:value="6406.6" calcext:value-type="float">
            <text:p>6406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worth (Total Equity)</text:p>
          </table:table-cell>
          <table:table-cell office:value-type="float" office:value="2505.5" calcext:value-type="float">
            <text:p>2505.5</text:p>
          </table:table-cell>
          <table:table-cell office:value-type="float" office:value="2667.7" calcext:value-type="float">
            <text:p>2667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t of Borrowings (%)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t To Income Ratio (%)</text:p>
          </table:table-cell>
          <table:table-cell office:value-type="float" office:value="20.7" calcext:value-type="float">
            <text:p>20.7</text:p>
          </table:table-cell>
          <table:table-cell office:value-type="float" office:value="34.8" calcext:value-type="float">
            <text:p>34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M (Rs. Crs)</text:p>
          </table:table-cell>
          <table:table-cell office:value-type="float" office:value="5879" calcext:value-type="float">
            <text:p>5879</text:p>
          </table:table-cell>
          <table:table-cell office:value-type="float" office:value="8872" calcext:value-type="float">
            <text:p>8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A (%)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E (%)</text:p>
          </table:table-cell>
          <table:table-cell office:value-type="float" office:value="21.1" calcext:value-type="float">
            <text:p>21.1</text:p>
          </table:table-cell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folio Yield (%)</text:p>
          </table:table-cell>
          <table:table-cell office:value-type="float" office:value="24" calcext:value-type="float">
            <text:p>24</text:p>
          </table:table-cell>
          <table:table-cell office:value-type="float" office:value="19.7" calcext:value-type="float">
            <text:p>19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 (%)</text:p>
          </table:table-cell>
          <table:table-cell office:value-type="float" office:value="16.4" calcext:value-type="float">
            <text:p>16.4</text:p>
          </table:table-cell>
          <table:table-cell office:value-type="float" office:value="12.4" calcext:value-type="float">
            <text:p>1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x to AUM ratio (%)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tive Borrowers (Lakhs)</text:p>
          </table:table-cell>
          <table:table-cell office:value-type="float" office:value="24.6" calcext:value-type="float">
            <text:p>24.6</text:p>
          </table:table-cell>
          <table:table-cell office:value-type="float" office:value="27.7" calcext:value-type="float">
            <text:p>27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es Covered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980" calcext:value-type="float">
            <text:p>980</text:p>
          </table:table-cell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45" calcext:value-type="float">
            <text:p>7545</text:p>
          </table:table-cell>
          <table:table-cell office:value-type="float" office:value="10465" calcext:value-type="float">
            <text:p>10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n Officers</text:p>
          </table:table-cell>
          <table:table-cell office:value-type="float" office:value="5586" calcext:value-type="float">
            <text:p>5586</text:p>
          </table:table-cell>
          <table:table-cell office:value-type="float" office:value="7587" calcext:value-type="float">
            <text:p>75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rowers/Branch</text:p>
          </table:table-cell>
          <table:table-cell table:formula="of:=ROUND([.B17]*10^5/[.B19];0)" office:value-type="float" office:value="2510" calcext:value-type="float">
            <text:p>2510</text:p>
          </table:table-cell>
          <table:table-cell table:formula="of:=ROUND([.C17]*10^5/[.C19];0)" office:value-type="float" office:value="2985" calcext:value-type="float">
            <text:p>2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M/Borrrowers (Rs)</text:p>
          </table:table-cell>
          <table:table-cell table:formula="of:=ROUND(([.B11]*10^7)/([.B17]*10^5); 0)" office:value-type="float" office:value="23898" calcext:value-type="float">
            <text:p>23898</text:p>
          </table:table-cell>
          <table:table-cell table:formula="of:=ROUND(([.C11]*10^7)/([.C17]*10^5); 0)" office:value-type="float" office:value="32029" calcext:value-type="float">
            <text:p>320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rowers/Loan Officers</text:p>
          </table:table-cell>
          <table:table-cell table:formula="of:=ROUND(([.B17]*10^5)/[.B21]; 0)" office:value-type="float" office:value="440" calcext:value-type="float">
            <text:p>440</text:p>
          </table:table-cell>
          <table:table-cell table:formula="of:=ROUND(([.C17]*10^5)/[.C21]; 0)" office:value-type="float" office:value="365" calcext:value-type="float">
            <text:p>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M/Branch (Rs. Crs)</text:p>
          </table:table-cell>
          <table:table-cell table:formula="of:=ROUND(([.B11])/[.B19]; 0)" office:value-type="float" office:value="6" calcext:value-type="float">
            <text:p>6</text:p>
          </table:table-cell>
          <table:table-cell table:formula="of:=ROUND(([.C11])/[.C19]; 0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M/Employee (Rs. Crs)</text:p>
          </table:table-cell>
          <table:table-cell table:formula="of:=ROUND([.B11]/[.B20]; 2)" office:value-type="float" office:value="0.78" calcext:value-type="float">
            <text:p>0.78</text:p>
          </table:table-cell>
          <table:table-cell table:formula="of:=ROUND([.C11]/[.C20]; 2)" office:value-type="float" office:value="0.85" calcext:value-type="float">
            <text:p>0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M/Loan Officers (Rs. Crs)</text:p>
          </table:table-cell>
          <table:table-cell table:formula="of:=ROUND([.B11]/[.B21]; 2)" office:value-type="float" office:value="1.05" calcext:value-type="float">
            <text:p>1.05</text:p>
          </table:table-cell>
          <table:table-cell table:formula="of:=ROUND([.C11]/[.C21]; 2)" office:value-type="float" office:value="1.17" calcext:value-type="float">
            <text:p>1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ital Adequacy Ratio</text:p>
          </table:table-cell>
          <table:table-cell office:value-type="float" office:value="50.5" calcext:value-type="float">
            <text:p>50.5</text:p>
          </table:table-cell>
          <table:table-cell office:value-type="float" office:value="32.4" calcext:value-type="float">
            <text:p>3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verage (Debt to equity)</text:p>
          </table:table-cell>
          <table:table-cell table:formula="of:=ROUND([.B7]/[.B8]; 2)" office:value-type="float" office:value="1.18" calcext:value-type="float">
            <text:p>1.18</text:p>
          </table:table-cell>
          <table:table-cell table:formula="of:=ROUND([.C7]/[.C8]; 2)"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cket Size (Rs) as on Mar 19</text:p>
          </table:table-cell>
          <table:table-cell office:value-type="float" office:value="26279" calcext:value-type="float">
            <text:p>26279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 table:number-columns-spanned="5" table:number-rows-spanned="1">
            <text:p/>
            <text:p>1) Spandana is lead by the founder and it is backed by indian promotors.</text:p>
            <text:p>2) CAR is high compared to credit access and if enough capital is infused with existing branches </text:p>
            <text:p>growth will be higher and faster.</text:p>
            <text:p>3) Where as for CAGL to compete this growth it may need huge capital injection</text:p>
            <text:p>4) Current Ticket size 22K, But RBI allowed ticket size is 50K, so if customer base is retained then </text:p>
            <text:p>Continous growth is possible</text:p>
          </table:table-cell>
          <table:covered-table-cell table:number-columns-repeated="4"/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21:45:04.138633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15:25.143109258</meta:creation-date>
    <dc:date>2020-02-09T21:45:58.656704649</dc:date>
    <meta:editing-duration>PT3H16M26S</meta:editing-duration>
    <meta:editing-cycles>5</meta:editing-cycles>
    <meta:generator>LibreOffice/6.0.7.3$Linux_x86 LibreOffice_project/00m0$Build-3</meta:generator>
    <meta:document-statistic meta:table-count="2" meta:cell-count="86" meta:object-count="0"/>
  </office:meta>
</office:document-meta>
</file>